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 style:writing-mode="lr-tb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 officeooo:rsid="0013899b"/>
    </style:style>
    <style:style style:name="P3" style:family="paragraph" style:parent-style-name="Standard">
      <style:text-properties style:text-underline-style="none" officeooo:rsid="00182eed" officeooo:paragraph-rsid="00182eed"/>
    </style:style>
    <style:style style:name="P4" style:family="paragraph" style:parent-style-name="Standard">
      <style:text-properties officeooo:paragraph-rsid="0015f685"/>
    </style:style>
    <style:style style:name="P5" style:family="paragraph" style:parent-style-name="Standard">
      <style:text-properties officeooo:rsid="0019cbdf" officeooo:paragraph-rsid="0019cbdf"/>
    </style:style>
    <style:style style:name="P6" style:family="paragraph" style:parent-style-name="Standard">
      <style:text-properties officeooo:rsid="001ac339" officeooo:paragraph-rsid="001ac339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Header">
      <style:text-properties officeooo:rsid="001c4ab3" officeooo:paragraph-rsid="001c4ab3"/>
    </style:style>
    <style:style style:name="T1" style:family="text">
      <style:text-properties officeooo:rsid="0011f801"/>
    </style:style>
    <style:style style:name="T2" style:family="text">
      <style:text-properties officeooo:rsid="0013899b"/>
    </style:style>
    <style:style style:name="T3" style:family="text">
      <style:text-properties officeooo:rsid="001ac339"/>
    </style:style>
    <style:style style:name="T4" style:family="text">
      <style:text-properties officeooo:rsid="001b0d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">Event Id : <text:tab/><text:span text:style-name="T1">$eventid</text:span></text:p>
            <text:p text:style-name="P4">Date: <text:tab/><text:tab/><text:span text:style-name="T2">$date</text:span></text:p>
            <text:p text:style-name="P4">Durée :<text:tab/><text:tab/><text:span text:style-name="T2">$duration</text:span></text:p>
            <text:p text:style-name="P5"><text:span text:style-name="T3">Relevancy</text:span>:<text:tab/>$relevancy</text:p>
            <text:p text:style-name="P6"><text:span text:style-name="T4">EventType</text:span>:<text:tab/>$type</text:p>
            <text:p text:style-name="P4"/>
            <text:p text:style-name="P4">Appelant :<text:tab/><text:tab/><text:span text:style-name="T2">$callerid<text:tab/><text:tab/><text:tab/><text:tab/><text:tab/></text:span>Appelé :<text:tab/><text:tab/><text:tab/><text:span text:style-name="T2">$calledid</text:span></text:p>
            <text:p text:style-name="P4">Imei Appelant :<text:tab/><text:span text:style-name="T2">$callerimei<text:tab/><text:tab/><text:tab/><text:tab/><text:tab/></text:span>Imei Appelé :<text:tab/><text:span text:style-name="T2">$calledimei</text:span></text:p>
            <text:p text:style-name="P4">Imsi Appelant :<text:tab/><text:span text:style-name="T2">$callerimsi<text:tab/><text:tab/><text:tab/><text:tab/><text:tab/></text:span>Imsi Appelé :<text:tab/><text:span text:style-name="T2">$calledimsi<text:tab/></text:span></text:p>
          </table:table-cell>
        </table:table-row>
      </table:table>
      <text:p text:style-name="Standard"/>
      <text:p text:style-name="P1">Synopsis :</text:p>
      <text:p text:style-name="P1"/>
      <text:p text:style-name="P3">$synopsis</text:p>
      <text:p text:style-name="P1"/>
      <text:p text:style-name="P1">Transcription :</text:p>
      <text:p text:style-name="P1"/>
      <text:p text:style-name="P2">$transcrip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fr" fo:country="FR" style:letter-kerning="true" style:font-name-asian="WenQuanYi Micro Hei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0pt" fo:language="fr" fo:country="FR" style:letter-kerning="true" style:font-name-asian="WenQuanYi Micro Hei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fr" fo:country="FR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2" style:family="table">
      <style:table-properties style:width="17cm" table:align="margins" style:writing-mode="lr-tb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7da7d8" fo:padding="0.097cm" fo:border="0.05pt solid #000000">
        <style:background-image/>
      </style:table-cell-properties>
    </style:style>
    <style:style style:name="MP1" style:family="paragraph" style:parent-style-name="Header">
      <style:text-properties officeooo:rsid="001c4ab3" officeooo:paragraph-rsid="001c4ab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row>
            <table:table-cell table:style-name="Tableau2.A1" office:value-type="string">
              <text:p text:style-name="MP1">DOSSIER <text:s/>LI.60.L2.002850/2018</text:p>
            </table:table-cell>
          </table:table-row>
        </table:table>
        <text:p text:style-name="Header"/>
        <text:p text:style-name="MP1">Numero : $numerotarge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09:45:06</meta:creation-date>
    <dc:language>fr-FR</dc:language>
    <dc:date>2018-05-10T08:53:10.914347967</dc:date>
    <meta:editing-cycles>19</meta:editing-cycles>
    <meta:editing-duration>PT30M51S</meta:editing-duration>
    <meta:generator>LibreOffice/5.4.6.2$Linux_X86_64 LibreOffice_project/40m0$Build-2</meta:generator>
    <meta:document-statistic meta:table-count="2" meta:image-count="0" meta:object-count="0" meta:page-count="1" meta:paragraph-count="14" meta:word-count="46" meta:character-count="348" meta:non-whitespace-character-count="295"/>
  </office:meta>
</office:document-meta>
</file>